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ettings.xml"/>
  <manifest:file-entry manifest:media-type="application/rdf+xml" manifest:full-path="Object 31/manifest.rdf"/>
  <manifest:file-entry manifest:media-type="text/xml" manifest:full-path="Object 31/styles.xml"/>
  <manifest:file-entry manifest:media-type="application/vnd.oasis.opendocument.spreadsheet" manifest:version="1.2" manifest:full-path="Object 31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2"/>
  <manifest:file-entry manifest:media-type="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t" fo:country="EE"/>
    </style:style>
    <style:style style:name="T3" style:family="text">
      <style:text-properties fo:language="ru" fo:country="RU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У нас цепь с катушкой индуктивности и конденсатором.</text:p>
      <text:p text:style-name="Standard"/>
      <text:p text:style-name="Standard">Мгновенные значений напряжений и токов на элементах электрической цепи</text:p>
      <text:p text:style-name="Standard"/>
      <text:p text:style-name="Standard">Катушка индуктивности (идеальная индуктивность) - <draw:frame draw:style-name="fr1" draw:name="Объект1" text:anchor-type="as-char" svg:y="-0.683cm" svg:width="1.88cm" svg:height="1.062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>где </text:span><text:span text:style-name="T3"><draw:frame draw:style-name="fr1" draw:name="Объект3" text:anchor-type="as-char" svg:y="-0.377cm" svg:width="1.579cm" svg:height="0.469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, </text:span><text:span text:style-name="T3"><draw:frame draw:style-name="fr1" draw:name="Объект2" text:anchor-type="as-char" svg:y="-0.684cm" svg:width="1.565cm" svg:height="1.064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<text:span text:style-name="T3">Конденсатор (идеальная емкость) - </text:span><text:span text:style-name="T3"><draw:frame draw:style-name="fr1" draw:name="Объект4" text:anchor-type="as-char" svg:y="-0.684cm" svg:width="1.969cm" svg:height="1.064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3">,</text:span><text:span text:style-name="T3"><draw:frame draw:style-name="fr1" draw:name="Объект6" text:anchor-type="as-char" svg:y="-0.621cm" svg:width="2.536cm" svg:height="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">где </text:span><text:span text:style-name="T3"><draw:frame draw:style-name="fr1" draw:name="Объект5" text:anchor-type="as-char" svg:y="-0.377cm" svg:width="1.483cm" svg:height="0.469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, </text:span><text:span text:style-name="T3"><draw:frame draw:style-name="fr1" draw:name="Объект8" text:anchor-type="as-char" svg:y="-0.462cm" svg:width="2.09cm" svg:height="0.637cm" draw:z-index="6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Standard"><text:span text:style-name="T3"/></text:p>
      <text:p text:style-name="Standard"><text:span text:style-name="T3">Для нашей цепи, содержащей катушку индуктивности L и конденсатор С, при ее подключении к источнику с напряжением u можно записать </text:span><text:span text:style-name="T3"><draw:frame draw:style-name="fr1" draw:name="Объект7" text:anchor-type="as-char" svg:y="-0.621cm" svg:width="2.519cm" svg:height="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">. </text:span><text:span text:style-name="T1">Подставив в значение тока через конденсатор </text:span><text:span text:style-name="T1"><draw:frame draw:style-name="fr1" draw:name="Объект9" text:anchor-type="as-char" svg:y="-0.684cm" svg:width="1.969cm" svg:height="1.064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">получим линейное дифференциальное уравнение второго порядка относительно </text:span><text:span text:style-name="T1"><draw:frame draw:style-name="fr1" draw:name="Объект10" text:anchor-type="as-char" svg:y="-0.377cm" svg:width="0.626cm" svg:height="0.533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- </text:span><text:span text:style-name="T1"><draw:frame draw:style-name="fr1" draw:name="Объект11" text:anchor-type="as-char" svg:y="-0.744cm" svg:width="2.531cm" svg:height="1.184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/text:p>
      <text:p text:style-name="Standard"><text:span text:style-name="T3">Соответственная электрической схеме задача Коши </text:span><text:span text:style-name="T1">- </text:span><text:span text:style-name="T1"><draw:frame draw:style-name="fr1" draw:name="Объект12" text:anchor-type="as-char" svg:y="-0.744cm" svg:width="2.521cm" svg:height="1.184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/text:p>
      <text:p text:style-name="P1">Ссылка где обсуждается данная схема- <text:a xlink:type="simple" xlink:href="https://www.ups-info.ru/for_partners/library/teoreticheskie_osnove_ilektrotehniki_dlya_ibp_ups_/perehodnee_protsesse_v_lineyneh_ilektricheskih_tse/" text:style-name="Internet_20_link" text:visited-style-name="Visited_20_Internet_20_Link">https://www.ups-info.ru/for_partners/library/teoreticheskie_osnove_ilektrotehniki_dlya_ibp_ups_/perehodnee_protsesse_v_lineyneh_ilektricheskih_tse/</text:a></text:p>
      <text:p text:style-name="P1"/>
      <text:p text:style-name="P1">Решение задачи Коши:</text:p>
      <text:p text:style-name="P1">Представим уравнение<draw:frame draw:style-name="fr1" draw:name="Объект17" text:anchor-type="as-char" svg:y="-0.744cm" svg:width="2.521cm" svg:height="1.18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в виде <draw:frame draw:style-name="fr1" draw:name="Объект13" text:anchor-type="as-char" svg:y="-0.437cm" svg:width="1.836cm" svg:height="0.52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где <draw:frame draw:style-name="fr1" draw:name="Объект14" text:anchor-type="as-char" svg:y="-0.377cm" svg:width="1.175cm" svg:height="0.53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. Наши начальные условия - <draw:frame draw:style-name="fr1" draw:name="Объект15" text:anchor-type="as-char" svg:y="-0.377cm" svg:width="1.586cm" svg:height="0.485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">- в начальный момент времени конденсатор заряжен до 1 В </text:span>и <draw:frame draw:style-name="fr1" draw:name="Объект16" text:anchor-type="as-char" svg:y="-0.437cm" svg:width="1.676cm" svg:height="0.545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 ток в цепи отстутствует.</text:p>
      <text:p text:style-name="P1">Соответственное характеристическое уравнение - <draw:frame draw:style-name="fr1" draw:name="Объект18" text:anchor-type="as-char" svg:y="-0.437cm" svg:width="1.722cm" svg:height="0.529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. Корни Уравнения - <draw:frame draw:style-name="fr1" draw:name="Объект19" text:anchor-type="as-char" svg:y="-0.377cm" svg:width="1.138cm" svg:height="0.533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<draw:frame draw:style-name="fr1" draw:name="Объект20" text:anchor-type="as-char" svg:y="-0.377cm" svg:width="1.453cm" svg:height="0.533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"/>
      <text:p text:style-name="P1">Общее решение нашего уравнения - <draw:frame draw:style-name="fr1" draw:name="Объект21" text:anchor-type="as-char" svg:y="-0.445cm" svg:width="5.92cm" svg:height="0.59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и его производная - <draw:frame draw:style-name="fr1" draw:name="Объект24" text:anchor-type="as-char" svg:y="-0.437cm" svg:width="3.089cm" svg:height="0.593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1">Константы <draw:frame draw:style-name="fr1" draw:name="Объект22" text:anchor-type="as-char" svg:y="-0.377cm" svg:width="0.647cm" svg:height="0.533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и <draw:frame draw:style-name="fr1" draw:name="Объект23" text:anchor-type="as-char" svg:y="-0.377cm" svg:width="0.654cm" svg:height="0.533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соответствующие начальным условиям:</text:p>
      <text:p text:style-name="P1">Подставляем первое начальное условие в общее решение и второе в его производную:</text:p>
      <text:p text:style-name="P1"><draw:frame draw:style-name="fr1" draw:name="Объект25" text:anchor-type="as-char" svg:y="-0.377cm" svg:width="2.02cm" svg:height="0.533cm" draw:z-index="25"><draw:object xlink:href="./Object 25" xlink:type="simple" xlink:show="embed" xlink:actuate="onLoad"/><draw:image xlink:href="./ObjectReplacements/Object 25" xlink:type="simple" xlink:show="embed" xlink:actuate="onLoad"/></draw:frame>, <draw:frame draw:style-name="fr1" draw:name="Объект26" text:anchor-type="as-char" svg:y="-0.377cm" svg:width="2.007cm" svg:height="0.533cm" draw:z-index="24"><draw:object xlink:href="./Object 26" xlink:type="simple" xlink:show="embed" xlink:actuate="onLoad"/><draw:image xlink:href="./ObjectReplacements/Object 26" xlink:type="simple" xlink:show="embed" xlink:actuate="onLoad"/><svg:desc>формула</svg:desc></draw:frame>. Решение системы - <draw:frame draw:style-name="fr1" draw:name="Объект27" text:anchor-type="as-char" svg:y="-0.377cm" svg:width="2.342cm" svg:height="0.533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">Общее решение - <draw:frame draw:style-name="fr1" draw:name="Объект28" text:anchor-type="as-char" svg:y="-0.681cm" svg:width="2.108cm" svg:height="1.06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 что показано в диаграмме ниже, <text:span text:style-name="T1">y экспоненциально</text:span> возрастает. Показана диаграмма для промежутка <draw:frame draw:style-name="fr1" draw:name="Объект29" text:anchor-type="as-char" svg:y="-0.377cm" svg:width="2.11cm" svg:height="0.483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а не <draw:frame draw:style-name="fr1" draw:name="Объект30" text:anchor-type="as-char" svg:y="-0.377cm" svg:width="2.309cm" svg:height="0.483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иначе данные будут слишком большие. Отдельная Программа тут не требуется но её не сложно сделать в браузере на <text:span text:style-name="T1">PHP </text:span>например. </text:p>
      <text:p text:style-name="P1"><text:span text:style-name="T1"/></text:p>
      <text:p text:style-name="P1">Ссылка где обсуждается решение Задачи Коши - https://www.youtube.com/watch?v=5mzGZF27FbU</text:p>
      <text:p text:style-name="P1"/>
      <text:p text:style-name="P1"/>
      <text:p text:style-name="P1"/>
      <text:p text:style-name="P1"/>
      <text:p text:style-name="P1"/>
      <text:p text:style-name="P1"><draw:frame draw:style-name="fr2" draw:name="Объект31" text:anchor-type="paragraph" svg:x="0.131cm" svg:y="0.639cm" svg:width="4.517cm" svg:height="9.052cm" draw:z-index="31"><draw:object xlink:href="./Object 31" xlink:type="simple" xlink:show="embed" xlink:actuate="onLoad"/><draw:image xlink:href="./ObjectReplacements/Object 31" xlink:type="simple" xlink:show="embed" xlink:actuate="onLoad"/></draw:frame><text:soft-page-break/>Фаил со всеми данными — <text:span text:style-name="T1">Zadacha Koshi.ods</text:span></text:p>
      <text:p text:style-name="P1"><draw:frame draw:style-name="fr2" draw:name="Объект32" text:anchor-type="paragraph" svg:x="-0.081cm" svg:y="9.403cm" svg:width="15.998cm" svg:height="8.999cm" draw:z-index="30"><draw:object xlink:href="./Object 32" xlink:type="simple" xlink:show="embed" xlink:actuate="onLoad"/><draw:image xlink:href="./ObjectReplacements/Object 3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10T15:37:32.05</meta:creation-date>
    <dc:date>2023-05-10T16:59:01.39</dc:date>
    <meta:editing-duration>PT32M12S</meta:editing-duration>
    <meta:editing-cycles>11</meta:editing-cycles>
    <meta:generator>OpenOffice/4.1.11$Win32 OpenOffice.org_project/4111m1$Build-9808</meta:generator>
    <meta:document-statistic meta:table-count="0" meta:image-count="0" meta:object-count="32" meta:page-count="2" meta:paragraph-count="17" meta:word-count="197" meta:character-count="1535"/>
  </office:meta>
</office:document-meta>
</file>

<file path=Object 1/content.xml><?xml version="1.0" encoding="utf-8"?>
<math xmlns="http://www.w3.org/1998/Math/MathML">
  <semantics>
    <mrow>
      <mrow>
        <msub>
          <mi>u</mi>
          <mrow>
            <mi>L</mi>
          </mrow>
        </msub>
        <mo stretchy="false">=</mo>
        <mi>L</mi>
      </mrow>
      <mfrac>
        <mrow>
          <msub>
            <mi mathvariant="italic">di</mi>
            <mrow>
              <mi>L</mi>
            </mrow>
          </msub>
        </mrow>
        <mrow>
          <mi mathvariant="italic">dt</mi>
        </mrow>
      </mfrac>
    </mrow>
    <annotation encoding="StarMath 5.0">u_{L}=L{di_{L}} over {dt} </annotation>
  </semantics>
</math>
</file>

<file path=Object 10/content.xml><?xml version="1.0" encoding="utf-8"?>
<math xmlns="http://www.w3.org/1998/Math/MathML">
  <semantics>
    <mrow>
      <msub>
        <mi>u</mi>
        <mrow>
          <mi>C</mi>
        </mrow>
      </msub>
    </mrow>
    <annotation encoding="StarMath 5.0">u_{C}</annotation>
  </semantics>
</math>
</file>

<file path=Object 11/content.xml><?xml version="1.0" encoding="utf-8"?>
<math xmlns="http://www.w3.org/1998/Math/MathML">
  <semantics>
    <mrow>
      <mrow>
        <mrow>
          <mfrac>
            <mrow>
              <msup>
                <mi>d</mi>
                <mrow>
                  <mn>2</mn>
                </mrow>
              </msup>
              <msub>
                <mi>u</mi>
                <mi>C</mi>
              </msub>
            </mrow>
            <mrow>
              <msup>
                <mi mathvariant="italic">dt</mi>
                <mrow>
                  <mn>2</mn>
                </mrow>
              </msup>
            </mrow>
          </mfrac>
          <mo stretchy="false">+</mo>
          <msub>
            <mi>u</mi>
            <mi>C</mi>
          </msub>
        </mrow>
        <mo stretchy="false">=</mo>
        <mi>u</mi>
      </mrow>
    </mrow>
    <annotation encoding="StarMath 5.0">{d^{2} u_C} over {dt^{2}}  + u_C  = u</annotation>
  </semantics>
</math>
</file>

<file path=Object 12/content.xml><?xml version="1.0" encoding="utf-8"?>
<math xmlns="http://www.w3.org/1998/Math/MathML">
  <semantics>
    <mrow>
      <mrow>
        <mrow>
          <mfrac>
            <mrow>
              <msup>
                <mi>d</mi>
                <mrow>
                  <mn>2</mn>
                </mrow>
              </msup>
              <msub>
                <mi>u</mi>
                <mi>C</mi>
              </msub>
            </mrow>
            <mrow>
              <msup>
                <mi mathvariant="italic">dt</mi>
                <mrow>
                  <mn>2</mn>
                </mrow>
              </msup>
            </mrow>
          </mfrac>
          <mo stretchy="false">+</mo>
          <msub>
            <mi>u</mi>
            <mi>C</mi>
          </msub>
        </mrow>
        <mo stretchy="false">=</mo>
        <mn>0</mn>
      </mrow>
    </mrow>
    <annotation encoding="StarMath 5.0">{d^{2} u_C} over {dt^{2}}  + u_C  = 0</annotation>
  </semantics>
</math>
</file>

<file path=Object 13/content.xml><?xml version="1.0" encoding="utf-8"?>
<math xmlns="http://www.w3.org/1998/Math/MathML">
  <semantics>
    <mrow>
      <mrow>
        <mrow>
          <msup>
            <mi>y</mi>
            <mrow>
              <mi>'</mi>
              <mi>'</mi>
            </mrow>
          </msup>
          <mo stretchy="false">+</mo>
          <mi>y</mi>
        </mrow>
        <mo stretchy="false">=</mo>
        <mn>0</mn>
      </mrow>
    </mrow>
    <annotation encoding="StarMath 5.0">y^{''}+y=0</annotation>
  </semantics>
</math>
</file>

<file path=Object 14/content.xml><?xml version="1.0" encoding="utf-8"?>
<math xmlns="http://www.w3.org/1998/Math/MathML">
  <semantics>
    <mrow>
      <mrow>
        <mi>y</mi>
        <mo stretchy="false">=</mo>
        <msub>
          <mi>u</mi>
          <mi>c</mi>
        </msub>
      </mrow>
    </mrow>
    <annotation encoding="StarMath 5.0">y=u_c</annotation>
  </semantics>
</math>
</file>

<file path=Object 15/content.xml><?xml version="1.0" encoding="utf-8"?>
<math xmlns="http://www.w3.org/1998/Math/MathML">
  <semantics>
    <mrow>
      <mi>y</mi>
      <mrow>
        <mrow>
          <mo stretchy="false">(</mo>
          <mrow>
            <mn>0</mn>
          </mrow>
          <mo stretchy="false">)</mo>
        </mrow>
        <mo stretchy="false">=</mo>
        <mn>1</mn>
      </mrow>
    </mrow>
    <annotation encoding="StarMath 5.0">y(0)=1</annotation>
  </semantics>
</math>
</file>

<file path=Object 16/content.xml><?xml version="1.0" encoding="utf-8"?>
<math xmlns="http://www.w3.org/1998/Math/MathML">
  <semantics>
    <mrow>
      <msup>
        <mi>y</mi>
        <mrow>
          <mi>'</mi>
        </mrow>
      </msup>
      <mrow>
        <mrow>
          <mo stretchy="false">(</mo>
          <mrow>
            <mn>0</mn>
          </mrow>
          <mo stretchy="false">)</mo>
        </mrow>
        <mo stretchy="false">=</mo>
        <mn>0</mn>
      </mrow>
    </mrow>
    <annotation encoding="StarMath 5.0">y^{'}(0)=0</annotation>
  </semantics>
</math>
</file>

<file path=Object 17/content.xml><?xml version="1.0" encoding="utf-8"?>
<math xmlns="http://www.w3.org/1998/Math/MathML">
  <semantics>
    <mrow>
      <mrow>
        <mrow>
          <mfrac>
            <mrow>
              <msup>
                <mi>d</mi>
                <mrow>
                  <mn>2</mn>
                </mrow>
              </msup>
              <msub>
                <mi>u</mi>
                <mi>C</mi>
              </msub>
            </mrow>
            <mrow>
              <msup>
                <mi mathvariant="italic">dt</mi>
                <mrow>
                  <mn>2</mn>
                </mrow>
              </msup>
            </mrow>
          </mfrac>
          <mo stretchy="false">+</mo>
          <msub>
            <mi>u</mi>
            <mi>C</mi>
          </msub>
        </mrow>
        <mo stretchy="false">=</mo>
        <mn>0</mn>
      </mrow>
    </mrow>
    <annotation encoding="StarMath 5.0">{d^{2} u_C} over {dt^{2}}  + u_C  = 0</annotation>
  </semantics>
</math>
</file>

<file path=Object 18/content.xml><?xml version="1.0" encoding="utf-8"?>
<math xmlns="http://www.w3.org/1998/Math/MathML">
  <semantics>
    <mrow>
      <mrow>
        <mrow>
          <msup>
            <mi>k</mi>
            <mrow>
              <mn>2</mn>
            </mrow>
          </msup>
          <mo stretchy="false">+</mo>
          <mn>1</mn>
        </mrow>
        <mo stretchy="false">=</mo>
        <mn>0</mn>
      </mrow>
    </mrow>
    <annotation encoding="StarMath 5.0">k^{2}+1=0</annotation>
  </semantics>
</math>
</file>

<file path=Object 19/content.xml><?xml version="1.0" encoding="utf-8"?>
<math xmlns="http://www.w3.org/1998/Math/MathML">
  <semantics>
    <mrow>
      <mrow>
        <msub>
          <mi>k</mi>
          <mn>1</mn>
        </msub>
        <mo stretchy="false">=</mo>
        <mn>1</mn>
      </mrow>
    </mrow>
    <annotation encoding="StarMath 5.0">k_1=1</annotation>
  </semantics>
</math>
</file>

<file path=Object 2/content.xml><?xml version="1.0" encoding="utf-8"?>
<math xmlns="http://www.w3.org/1998/Math/MathML">
  <semantics>
    <mrow>
      <mrow>
        <msub>
          <mi>u</mi>
          <mrow>
            <mi>L</mi>
          </mrow>
        </msub>
        <mo stretchy="false">=</mo>
        <mfrac>
          <mrow>
            <msub>
              <mi mathvariant="italic">di</mi>
              <mrow>
                <mi>L</mi>
              </mrow>
            </msub>
          </mrow>
          <mrow>
            <mi mathvariant="italic">dt</mi>
          </mrow>
        </mfrac>
      </mrow>
    </mrow>
    <annotation encoding="StarMath 5.0">u_{L}={di_{L}} over {dt} </annotation>
  </semantics>
</math>
</file>

<file path=Object 20/content.xml><?xml version="1.0" encoding="utf-8"?>
<math xmlns="http://www.w3.org/1998/Math/MathML">
  <semantics>
    <mrow>
      <mrow>
        <msub>
          <mi>k</mi>
          <mn>2</mn>
        </msub>
        <mo stretchy="false">=</mo>
        <mrow>
          <mo stretchy="false">−</mo>
          <mn>1</mn>
        </mrow>
      </mrow>
    </mrow>
    <annotation encoding="StarMath 5.0">k_2=-1</annotation>
  </semantics>
</math>
</file>

<file path=Object 21/content.xml><?xml version="1.0" encoding="utf-8"?>
<math xmlns="http://www.w3.org/1998/Math/MathML">
  <semantics>
    <mrow>
      <mrow>
        <mi>y</mi>
        <mo stretchy="false">=</mo>
        <msub>
          <mi>C</mi>
          <mn>1</mn>
        </msub>
      </mrow>
      <mrow>
        <msup>
          <mi mathvariant="normal">e</mi>
          <mrow>
            <msub>
              <mi>k</mi>
              <mn>1</mn>
            </msub>
            <mi>x</mi>
          </mrow>
        </msup>
        <mo stretchy="false">+</mo>
        <msub>
          <mi>C</mi>
          <mn>2</mn>
        </msub>
      </mrow>
      <mrow>
        <msup>
          <mi mathvariant="normal">e</mi>
          <mrow>
            <msub>
              <mi>k</mi>
              <mn>2</mn>
            </msub>
            <mi>x</mi>
          </mrow>
        </msup>
        <mo stretchy="false">=</mo>
        <msub>
          <mi>C</mi>
          <mn>1</mn>
        </msub>
      </mrow>
      <mrow>
        <msup>
          <mi mathvariant="normal">e</mi>
          <mrow>
            <mi>x</mi>
          </mrow>
        </msup>
        <mo stretchy="false">+</mo>
        <msub>
          <mi>C</mi>
          <mn>2</mn>
        </msub>
      </mrow>
      <msup>
        <mi mathvariant="normal">e</mi>
        <mrow>
          <mrow>
            <mo stretchy="false">−</mo>
            <mi>x</mi>
          </mrow>
        </mrow>
      </msup>
    </mrow>
    <annotation encoding="StarMath 5.0">y=C_1 func e^{k_1 x} + C_2 func e^{k_2 x} =C_1 func e^{x} + C_2 func e^{-x}</annotation>
  </semantics>
</math>
</file>

<file path=Object 22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

<file path=Object 23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

<file path=Object 24/content.xml><?xml version="1.0" encoding="utf-8"?>
<math xmlns="http://www.w3.org/1998/Math/MathML">
  <semantics>
    <mrow>
      <mrow>
        <msup>
          <mi>y</mi>
          <mrow>
            <mi>'</mi>
          </mrow>
        </msup>
        <mo stretchy="false">=</mo>
        <msub>
          <mi>C</mi>
          <mn>1</mn>
        </msub>
      </mrow>
      <mrow>
        <msup>
          <mi mathvariant="normal">e</mi>
          <mrow>
            <mi>x</mi>
          </mrow>
        </msup>
        <mo stretchy="false">−</mo>
        <msub>
          <mi>C</mi>
          <mn>2</mn>
        </msub>
      </mrow>
      <msup>
        <mi mathvariant="normal">e</mi>
        <mrow>
          <mrow>
            <mo stretchy="false">−</mo>
            <mi>x</mi>
          </mrow>
        </mrow>
      </msup>
    </mrow>
    <annotation encoding="StarMath 5.0">y^{'}=C_1 func e^{x} - C_2 func e^{-x}</annotation>
  </semantics>
</math>
</file>

<file path=Object 25/content.xml><?xml version="1.0" encoding="utf-8"?>
<math xmlns="http://www.w3.org/1998/Math/MathML">
  <semantics>
    <mrow>
      <mrow>
        <mrow>
          <msub>
            <mi>C</mi>
            <mn>1</mn>
          </msub>
          <mo stretchy="false">+</mo>
          <msub>
            <mi>C</mi>
            <mn>2</mn>
          </msub>
        </mrow>
        <mo stretchy="false">=</mo>
        <mn>1</mn>
      </mrow>
    </mrow>
    <annotation encoding="StarMath 5.0">C_1 + C_2  =1</annotation>
  </semantics>
</math>
</file>

<file path=Object 26/content.xml><?xml version="1.0" encoding="utf-8"?>
<math xmlns="http://www.w3.org/1998/Math/MathML">
  <semantics>
    <mrow>
      <mrow>
        <mrow>
          <msub>
            <mi>C</mi>
            <mn>1</mn>
          </msub>
          <mo stretchy="false">−</mo>
          <msub>
            <mi>C</mi>
            <mn>2</mn>
          </msub>
        </mrow>
        <mo stretchy="false">=</mo>
        <mn>0</mn>
      </mrow>
    </mrow>
    <annotation encoding="StarMath 5.0">C_1 - C_2  =0</annotation>
  </semantics>
</math>
</file>

<file path=Object 27/content.xml><?xml version="1.0" encoding="utf-8"?>
<math xmlns="http://www.w3.org/1998/Math/MathML">
  <semantics>
    <mrow>
      <mrow>
        <mrow>
          <msub>
            <mi>C</mi>
            <mn>1</mn>
          </msub>
          <mo stretchy="false">=</mo>
          <msub>
            <mi>C</mi>
            <mn>2</mn>
          </msub>
        </mrow>
        <mo stretchy="false">=</mo>
        <mn>0,5</mn>
      </mrow>
    </mrow>
    <annotation encoding="StarMath 5.0">C_1 = C_2  =0,5</annotation>
  </semantics>
</math>
</file>

<file path=Object 28/content.xml><?xml version="1.0" encoding="utf-8"?>
<math xmlns="http://www.w3.org/1998/Math/MathML">
  <semantics>
    <mrow>
      <mrow>
        <mi>y</mi>
        <mo stretchy="false">=</mo>
        <mfrac>
          <mrow>
            <mrow>
              <msup>
                <mi mathvariant="normal">e</mi>
                <mrow>
                  <mi>x</mi>
                </mrow>
              </msup>
              <mo stretchy="false">−</mo>
              <msup>
                <mi mathvariant="normal">e</mi>
                <mrow>
                  <mrow>
                    <mo stretchy="false">−</mo>
                    <mi>x</mi>
                  </mrow>
                </mrow>
              </msup>
            </mrow>
          </mrow>
          <mn>2</mn>
        </mfrac>
      </mrow>
    </mrow>
    <annotation encoding="StarMath 5.0">y= {func e^{x} - func e^{-x}}over 2</annotation>
  </semantics>
</math>
</file>

<file path=Object 29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</mn>
            <mn>...</mn>
            <mn>20</mn>
          </mrow>
          <mo stretchy="false">]</mo>
        </mrow>
      </mrow>
    </mrow>
    <annotation encoding="StarMath 5.0">x in [0 ... 20]</annotation>
  </semantics>
</math>
</file>

<file path=Object 3/content.xml><?xml version="1.0" encoding="utf-8"?>
<math xmlns="http://www.w3.org/1998/Math/MathML">
  <semantics>
    <mrow>
      <mrow>
        <mi>L</mi>
        <mo stretchy="false">=</mo>
        <mn>1</mn>
      </mrow>
      <mi mathvariant="italic">Гн</mi>
    </mrow>
    <annotation encoding="StarMath 5.0">L=1 Гн</annotation>
  </semantics>
</math>
</file>

<file path=Object 30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</mn>
            <mn>...</mn>
            <mn>100</mn>
          </mrow>
          <mo stretchy="false">]</mo>
        </mrow>
      </mrow>
    </mrow>
    <annotation encoding="StarMath 5.0">x in [0 ... 100]</annotation>
  </semantics>
</math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6.80000019073486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x</text:p>
          </table:table-cell>
          <table:table-cell table:style-name="Default" office:value-type="string">
            <text:p>f(x)=(EXP(<text:span text:style-name="T1">x</text:span>)-EXP(-<text:span text:style-name="T2">x</text:span>))/2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(EXP([.A2])-EXP(-[.A2]))/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(EXP([.A3])-EXP(-[.A3]))/2" office:value-type="float" office:value="1.1752011936438">
            <text:p>1,175201193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(EXP([.A4])-EXP(-[.A4]))/2" office:value-type="float" office:value="3.62686040784702">
            <text:p>3,6268604078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(EXP([.A5])-EXP(-[.A5]))/2" office:value-type="float" office:value="10.0178749274099">
            <text:p>10,017874927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(EXP([.A6])-EXP(-[.A6]))/2" office:value-type="float" office:value="27.2899171971277">
            <text:p>27,289917197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(EXP([.A7])-EXP(-[.A7]))/2" office:value-type="float" office:value="74.2032105777888">
            <text:p>74,203210577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(EXP([.A8])-EXP(-[.A8]))/2" office:value-type="float" office:value="201.713157370279">
            <text:p>201,7131573703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(EXP([.A9])-EXP(-[.A9]))/2" office:value-type="float" office:value="548.316123273247">
            <text:p>548,3161232732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(EXP([.A10])-EXP(-[.A10]))/2" office:value-type="float" office:value="1490.47882578955">
            <text:p>1490,4788257896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formula="of:=(EXP([.A11])-EXP(-[.A11]))/2" office:value-type="float" office:value="4051.54190208279">
            <text:p>4051,541902082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formula="of:=(EXP([.A12])-EXP(-[.A12]))/2" office:value-type="float" office:value="11013.2328747034">
            <text:p>11013,232874703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formula="of:=(EXP([.A13])-EXP(-[.A13]))/2" office:value-type="float" office:value="29937.0708492481">
            <text:p>29937,070849248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formula="of:=(EXP([.A14])-EXP(-[.A14]))/2" office:value-type="float" office:value="81377.3957064299">
            <text:p>81377,3957064299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formula="of:=(EXP([.A15])-EXP(-[.A15]))/2" office:value-type="float" office:value="221206.69600333">
            <text:p>221206,69600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formula="of:=(EXP([.A16])-EXP(-[.A16]))/2" office:value-type="float" office:value="601302.142081973">
            <text:p>601302,1420819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formula="of:=(EXP([.A17])-EXP(-[.A17]))/2" office:value-type="float" office:value="1634508.6862359">
            <text:p>1634508,68623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(EXP([.A18])-EXP(-[.A18]))/2" office:value-type="float" office:value="4443055.26025388">
            <text:p>4443055,260253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formula="of:=(EXP([.A19])-EXP(-[.A19]))/2" office:value-type="float" office:value="12077476.3767876">
            <text:p>12077476,376787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formula="of:=(EXP([.A20])-EXP(-[.A20]))/2" office:value-type="float" office:value="32829984.5686652">
            <text:p>32829984,5686652</text:p>
          </table:table-cell>
        </table:table-row>
      </table:table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0">10.05.2023</text:date>, <text:time>16:56:0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plot-area chart:style-name="ch2" chart:data-source-has-labels="both" svg:x="1.357cm" svg:y="0.851cm" svg:width="14.004cm" svg:height="6.961cm">
          <chartooo:coordinate-region svg:x="3.275cm" svg:y="1.064cm" svg:width="11.899cm" svg:height="6.075cm"/>
          <chart:axis chart:dimension="x" chart:name="primary-x" chart:style-name="ch3" chartooo:axis-type="auto">
            <chartooo:date-scale/>
            <chart:title svg:x="8.236cm" svg:y="7.992cm" chart:style-name="ch4">
              <text:p>x</text:p>
            </chart:title>
            <chart:categories table:cell-range-address="local-table.$A$2:.$A$22"/>
          </chart:axis>
          <chart:axis chart:dimension="y" chart:name="primary-y" chart:style-name="ch5">
            <chart:title svg:x="0.451cm" svg:y="4.6cm" chart:style-name="ch6">
              <text:p>f(x)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 1,1752011936 3,6268604078 10,0178749274 27,2899171971 74,2032105778 201,7131573703 548,3161232732 1490,4788257896 4051,5419020828 11013,2328747034 29937,0708492481 81377,3957064299 221206,69600333 601302,142081973 1634508,6862359 4443055,26025388 12077476,3767876 32829984,5686652</text:p>
                <text:list>
                  <text:list-item>
                    <text:p>0</text:p>
                  </text:list-item>
                  <text:list-item>
                    <text:p>1,1752011936</text:p>
                  </text:list-item>
                  <text:list-item>
                    <text:p>3,6268604078</text:p>
                  </text:list-item>
                  <text:list-item>
                    <text:p>10,0178749274</text:p>
                  </text:list-item>
                  <text:list-item>
                    <text:p>27,2899171971</text:p>
                  </text:list-item>
                  <text:list-item>
                    <text:p>74,2032105778</text:p>
                  </text:list-item>
                  <text:list-item>
                    <text:p>201,7131573703</text:p>
                  </text:list-item>
                  <text:list-item>
                    <text:p>548,3161232732</text:p>
                  </text:list-item>
                  <text:list-item>
                    <text:p>1490,4788257896</text:p>
                  </text:list-item>
                  <text:list-item>
                    <text:p>4051,5419020828</text:p>
                  </text:list-item>
                  <text:list-item>
                    <text:p>11013,2328747034</text:p>
                  </text:list-item>
                  <text:list-item>
                    <text:p>29937,0708492481</text:p>
                  </text:list-item>
                  <text:list-item>
                    <text:p>81377,3957064299</text:p>
                  </text:list-item>
                  <text:list-item>
                    <text:p>221206,69600333</text:p>
                  </text:list-item>
                  <text:list-item>
                    <text:p>601302,142081973</text:p>
                  </text:list-item>
                  <text:list-item>
                    <text:p>1634508,6862359</text:p>
                  </text:list-item>
                  <text:list-item>
                    <text:p>4443055,26025388</text:p>
                  </text:list-item>
                  <text:list-item>
                    <text:p>12077476,3767876</text:p>
                  </text:list-item>
                  <text:list-item>
                    <text:p>32829984,5686652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1752011936438">
                <text:p>1.17520119364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2686040784702">
                <text:p>3.626860407847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0178749274099">
                <text:p>10.01787492740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2899171971277">
                <text:p>27.2899171971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2032105777888">
                <text:p>74.2032105777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.713157370279">
                <text:p>201.713157370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8.316123273247">
                <text:p>548.3161232732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0.47882578955">
                <text:p>1490.478825789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51.54190208279">
                <text:p>4051.54190208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13.2328747034">
                <text:p>11013.2328747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37.0708492481">
                <text:p>29937.07084924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377.3957064299">
                <text:p>81377.3957064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206.69600333">
                <text:p>221206.69600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1302.142081973">
                <text:p>601302.1420819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4508.6862359">
                <text:p>1634508.6862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3055.26025388">
                <text:p>4443055.260253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77476.3767876">
                <text:p>12077476.3767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829984.5686652">
                <text:p>32829984.5686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241150.4815936">
                <text:p>89241150.4815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2582597.704895">
                <text:p>242582597.70489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>
  <semantics>
    <mrow>
      <mrow>
        <msub>
          <mi>i</mi>
          <mrow>
            <mi>C</mi>
          </mrow>
        </msub>
        <mo stretchy="false">=</mo>
        <mi>C</mi>
      </mrow>
      <mfrac>
        <mrow>
          <msub>
            <mi mathvariant="italic">du</mi>
            <mrow>
              <mi>C</mi>
            </mrow>
          </msub>
        </mrow>
        <mrow>
          <mi mathvariant="italic">dt</mi>
        </mrow>
      </mfrac>
    </mrow>
    <annotation encoding="StarMath 5.0">i_{C}=C{du_{C}} over {dt} </annotation>
  </semantics>
</math>
</file>

<file path=Object 5/content.xml><?xml version="1.0" encoding="utf-8"?>
<math xmlns="http://www.w3.org/1998/Math/MathML">
  <semantics>
    <mrow>
      <mrow>
        <mi>C</mi>
        <mo stretchy="false">=</mo>
        <mn>1</mn>
      </mrow>
      <mi>Ф</mi>
    </mrow>
    <annotation encoding="StarMath 5.0">C=1 Ф</annotation>
  </semantics>
</math>
</file>

<file path=Object 6/content.xml><?xml version="1.0" encoding="utf-8"?>
<math xmlns="http://www.w3.org/1998/Math/MathML">
  <semantics>
    <mrow>
      <mrow>
        <msub>
          <mi>u</mi>
          <mrow>
            <mi>C</mi>
          </mrow>
        </msub>
        <mo stretchy="false">=</mo>
        <mfrac>
          <mrow>
            <mn>1</mn>
          </mrow>
          <mrow>
            <mi>C</mi>
          </mrow>
        </mfrac>
      </mrow>
      <mrow>
        <mo stretchy="false">∫</mo>
        <msub>
          <mi>i</mi>
          <mi>C</mi>
        </msub>
      </mrow>
      <mi mathvariant="italic">dt</mi>
    </mrow>
    <annotation encoding="StarMath 5.0">u_{C}={1} over {C} int i_C dt  </annotation>
  </semantics>
</math>
</file>

<file path=Object 7/content.xml><?xml version="1.0" encoding="utf-8"?>
<math xmlns="http://www.w3.org/1998/Math/MathML">
  <semantics>
    <mrow>
      <mrow>
        <mi>u</mi>
        <mo stretchy="false">=</mo>
        <mrow>
          <mfrac>
            <mrow>
              <mi mathvariant="italic">di</mi>
            </mrow>
            <mrow>
              <mi mathvariant="italic">dt</mi>
            </mrow>
          </mfrac>
          <mo stretchy="false">+</mo>
          <mrow>
            <mo stretchy="false">∫</mo>
            <mi>i</mi>
          </mrow>
        </mrow>
      </mrow>
      <mi mathvariant="italic">dt</mi>
    </mrow>
    <annotation encoding="StarMath 5.0">u={di} over {dt} + int i dt  </annotation>
  </semantics>
</math>
</file>

<file path=Object 8/content.xml><?xml version="1.0" encoding="utf-8"?>
<math xmlns="http://www.w3.org/1998/Math/MathML">
  <semantics>
    <mrow>
      <mrow>
        <msub>
          <mi>u</mi>
          <mrow>
            <mi>C</mi>
          </mrow>
        </msub>
        <mo stretchy="false">=</mo>
        <mrow>
          <mo stretchy="false">∫</mo>
          <msub>
            <mi>i</mi>
            <mi>C</mi>
          </msub>
        </mrow>
      </mrow>
      <mi mathvariant="italic">dt</mi>
    </mrow>
    <annotation encoding="StarMath 5.0">u_{C}= int i_C dt  </annotation>
  </semantics>
</math>
</file>

<file path=Object 9/content.xml><?xml version="1.0" encoding="utf-8"?>
<math xmlns="http://www.w3.org/1998/Math/MathML">
  <semantics>
    <mrow>
      <mrow>
        <msub>
          <mi>i</mi>
          <mrow>
            <mi>C</mi>
          </mrow>
        </msub>
        <mo stretchy="false">=</mo>
        <mi>C</mi>
      </mrow>
      <mfrac>
        <mrow>
          <msub>
            <mi mathvariant="italic">du</mi>
            <mrow>
              <mi>C</mi>
            </mrow>
          </msub>
        </mrow>
        <mrow>
          <mi mathvariant="italic">dt</mi>
        </mrow>
      </mfrac>
    </mrow>
    <annotation encoding="StarMath 5.0">i_{C}=C{du_{C}} over {dt} </annotation>
  </semantics>
</math>
</file>